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4a55"/>
    </style:style>
    <style:style style:name="P2" style:family="paragraph" style:parent-style-name="Standard">
      <style:paragraph-properties fo:text-align="start" style:justify-single-word="false"/>
      <style:text-properties officeooo:paragraph-rsid="000822a2"/>
    </style:style>
    <style:style style:name="P3" style:family="paragraph" style:parent-style-name="Standard">
      <style:paragraph-properties fo:text-align="start" style:justify-single-word="false"/>
      <style:text-properties officeooo:paragraph-rsid="000aa591"/>
    </style:style>
    <style:style style:name="P4" style:family="paragraph" style:parent-style-name="Standard">
      <style:text-properties officeooo:paragraph-rsid="00078d11"/>
    </style:style>
    <style:style style:name="P5" style:family="paragraph" style:parent-style-name="Standard">
      <style:text-properties fo:font-weight="bold" officeooo:paragraph-rsid="00074a55" style:font-weight-asian="bold" style:font-weight-complex="bold"/>
    </style:style>
    <style:style style:name="P6" style:family="paragraph" style:parent-style-name="Standard">
      <style:text-properties fo:font-weight="bold" officeooo:paragraph-rsid="00078d1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74a5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4a55" officeooo:paragraph-rsid="00074a5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93d7b" officeooo:paragraph-rsid="00093d7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822a2" officeooo:paragraph-rsid="000822a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22a2" officeooo:paragraph-rsid="000822a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bold" officeooo:paragraph-rsid="000822a2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paragraph-rsid="000822a2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0bd76e" officeooo:paragraph-rsid="000bd76e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0c75bf" officeooo:paragraph-rsid="000c75bf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italic" fo:font-weight="bold" officeooo:rsid="000c75bf" officeooo:paragraph-rsid="000c75bf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0822a2" officeooo:paragraph-rsid="000822a2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italic" fo:font-weight="bold" officeooo:rsid="000822a2" officeooo:paragraph-rsid="000822a2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tyle="italic" fo:font-weight="bold" officeooo:rsid="000dfbb1" officeooo:paragraph-rsid="000dfbb1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093d7b" officeooo:paragraph-rsid="00093d7b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paragraph-rsid="0009b344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paragraph-rsid="000bd76e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0bd76e" officeooo:paragraph-rsid="000bd76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0c75bf" officeooo:paragraph-rsid="000c75b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09b344" officeooo:paragraph-rsid="000822a2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0dfbb1" officeooo:paragraph-rsid="000dfbb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officeooo:rsid="00074a55" officeooo:paragraph-rsid="00074a55"/>
    </style:style>
    <style:style style:name="P28" style:family="paragraph" style:parent-style-name="Standard">
      <style:paragraph-properties fo:text-align="center" style:justify-single-word="false"/>
      <style:text-properties officeooo:rsid="00074a55" officeooo:paragraph-rsid="000aa591"/>
    </style:style>
    <style:style style:name="P29" style:family="paragraph" style:parent-style-name="Standard">
      <style:paragraph-properties fo:text-align="center" style:justify-single-word="false"/>
      <style:text-properties officeooo:rsid="00093d7b" officeooo:paragraph-rsid="00093d7b"/>
    </style:style>
    <style:style style:name="P30" style:family="paragraph" style:parent-style-name="Standard">
      <style:paragraph-properties fo:text-align="start" style:justify-single-word="false"/>
      <style:text-properties officeooo:rsid="00093d7b" officeooo:paragraph-rsid="00093d7b"/>
    </style:style>
    <style:style style:name="P31" style:family="paragraph" style:parent-style-name="Standard">
      <style:text-properties officeooo:rsid="00078d11" officeooo:paragraph-rsid="00078d11"/>
    </style:style>
    <style:style style:name="P32" style:family="paragraph" style:parent-style-name="Standard">
      <style:paragraph-properties fo:text-align="start" style:justify-single-word="false"/>
      <style:text-properties officeooo:rsid="00078d11" officeooo:paragraph-rsid="000aa591"/>
    </style:style>
    <style:style style:name="P33" style:family="paragraph" style:parent-style-name="Standard">
      <style:paragraph-properties fo:text-align="center" style:justify-single-word="false"/>
      <style:text-properties officeooo:rsid="000aa591" officeooo:paragraph-rsid="00093d7b"/>
    </style:style>
    <style:style style:name="P34" style:family="paragraph" style:parent-style-name="Standard">
      <style:paragraph-properties fo:text-align="start" style:justify-single-word="false"/>
      <style:text-properties officeooo:rsid="000822a2" officeooo:paragraph-rsid="000822a2"/>
    </style:style>
    <style:style style:name="P35" style:family="paragraph" style:parent-style-name="Standard" style:list-style-name="L1">
      <style:text-properties officeooo:paragraph-rsid="00074a55"/>
    </style:style>
    <style:style style:name="P36" style:family="paragraph" style:parent-style-name="Standard" style:list-style-name="L1">
      <style:text-properties officeooo:rsid="00074a55" officeooo:paragraph-rsid="00074a55"/>
    </style:style>
    <style:style style:name="P37" style:family="paragraph" style:parent-style-name="Standard" style:list-style-name="L2">
      <style:text-properties officeooo:rsid="00093d7b" officeooo:paragraph-rsid="00093d7b"/>
    </style:style>
    <style:style style:name="T1" style:family="text">
      <style:text-properties officeooo:rsid="00074a55"/>
    </style:style>
    <style:style style:name="T2" style:family="text">
      <style:text-properties officeooo:rsid="00078d11"/>
    </style:style>
    <style:style style:name="T3" style:family="text">
      <style:text-properties officeooo:rsid="000822a2"/>
    </style:style>
    <style:style style:name="T4" style:family="text">
      <style:text-properties officeooo:rsid="00093d7b"/>
    </style:style>
    <style:style style:name="T5" style:family="text">
      <style:text-properties fo:font-style="italic" officeooo:rsid="00078d11" style:font-style-asian="italic" style:font-style-complex="italic"/>
    </style:style>
    <style:style style:name="T6" style:family="text">
      <style:text-properties fo:font-style="italic" officeooo:rsid="00074a55" style:font-style-asian="italic" style:font-style-complex="italic"/>
    </style:style>
    <style:style style:name="T7" style:family="text">
      <style:text-properties officeooo:rsid="0009b344"/>
    </style:style>
    <style:style style:name="T8" style:family="text">
      <style:text-properties officeooo:rsid="000aa591"/>
    </style:style>
    <style:style style:name="T9" style:family="text">
      <style:text-properties officeooo:rsid="000bd76e"/>
    </style:style>
    <style:style style:name="T10" style:family="text">
      <style:text-properties officeooo:rsid="000c75bf"/>
    </style:style>
    <style:style style:name="T11" style:family="text">
      <style:text-properties officeooo:rsid="000dfbb1"/>
    </style:style>
    <style:style style:name="T12" style:family="text">
      <style:text-properties officeooo:rsid="000eab4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0ffe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<text:span text:style-name="T1">Stacke</text:span><text:span text:style-name="T4">h</text:span><text:span text:style-name="T1">olders</text:span></text:p>
      <text:p text:style-name="P8"/>
      <text:list xml:id="list513146609197546393" text:style-name="L1">
        <text:list-item>
          <text:p text:style-name="P35"><text:span text:style-name="T14">Vicerrector</text:span><text:span text:style-name="T1"> </text:span><text:span text:style-name="T14">académico.</text:span></text:p>
          <text:p text:style-name="P36"/>
        </text:list-item>
        <text:list-item>
          <text:p text:style-name="P36">Decano.</text:p>
          <text:p text:style-name="P36"/>
        </text:list-item>
        <text:list-item>
          <text:p text:style-name="P35"><text:span text:style-name="T4">D</text:span><text:span text:style-name="T1">irector</text:span><text:span text:style-name="T4">es</text:span><text:span text:style-name="T1"> de departamento.</text:span></text:p>
          <text:p text:style-name="P36"/>
        </text:list-item>
        <text:list-item>
          <text:p text:style-name="P35"><text:span text:style-name="T4">J</text:span><text:span text:style-name="T1">efe</text:span><text:span text:style-name="T4">s</text:span><text:span text:style-name="T1"> de carrera.</text:span></text:p>
        </text:list-item>
      </text:list>
      <text:p text:style-name="P27"/>
      <text:p text:style-name="P9">Managers</text:p>
      <text:p text:style-name="P27"/>
      <text:list xml:id="list2915488074288994596" text:style-name="L2">
        <text:list-item>
          <text:p text:style-name="P37">Profesores.</text:p>
        </text:list-item>
      </text:list>
      <text:p text:style-name="P27"/>
      <text:p text:style-name="P27"/>
      <text:p text:style-name="P27"/>
      <text:p text:style-name="P10">Requerimientos Funcionales</text:p>
      <text:p text:style-name="P27"/>
      <text:p text:style-name="P20">Historia de Usuario 1</text:p>
      <text:p text:style-name="P27"/>
      <text:p text:style-name="P1"><text:span text:style-name="T2">C</text:span><text:span text:style-name="T1">omo Director De Departamento De </text:span><text:span text:style-name="T12">computación</text:span><text:span text:style-name="T1"> e </text:span><text:span text:style-name="T12">Informática</text:span><text:span text:style-name="T1">, quiero que me entregue </text:span><text:span text:style-name="T2">las planificaciones realizadas, de manera que facilite un listado</text:span><text:span text:style-name="T1"> con los p</text:span><text:span text:style-name="T8">ro</text:span><text:span text:style-name="T1">fesores que han realizado la </text:span><text:span text:style-name="T12">planificación</text:span><text:span text:style-name="T1"> clase a clase de su asignatura </text:span><text:span text:style-name="T3">en formato pdf</text:span><text:span text:style-name="T1">.</text:span></text:p>
      <text:p text:style-name="P27"/>
      <text:p text:style-name="P13"><text:span text:style-name="T3">Escenario 1: </text:span><text:span text:style-name="T8">Generar reporte</text:span></text:p>
      <text:p text:style-name="P14"/>
      <text:p text:style-name="P23">Dado que el login fue <text:span text:style-name="T12">exitoso.</text:span></text:p>
      <text:p text:style-name="P24">Y se <text:span text:style-name="T12">visualice</text:span> la pagina principal.</text:p>
      <text:p text:style-name="P22"><text:span text:style-name="T10">Cuando</text:span><text:span text:style-name="T9"> </text:span><text:span text:style-name="T10">el administrador quiera generar un reporte</text:span><text:span text:style-name="T9">.</text:span></text:p>
      <text:p text:style-name="P22"><text:span text:style-name="T9">Entonces el sistema gener</text:span><text:span text:style-name="T10">a</text:span><text:span text:style-name="T9"> un reporte </text:span><text:span text:style-name="T10">en pdf</text:span><text:span text:style-name="T9">.</text:span></text:p>
      <text:p text:style-name="P22"><text:span text:style-name="T9">Y </text:span><text:span text:style-name="T12">después</text:span><text:span text:style-name="T10"> retornara a la pagina previa</text:span><text:span text:style-name="T9">.</text:span></text:p>
      <text:p text:style-name="P23"/>
      <text:p text:style-name="P15">Escenario 2:Problemas al generar reporte.</text:p>
      <text:p text:style-name="P15"/>
      <text:p text:style-name="P24">Dado que el login fue <text:span text:style-name="T12">exitoso.</text:span></text:p>
      <text:p text:style-name="P24">Y se <text:span text:style-name="T12">visualice</text:span> la pagina principal</text:p>
      <text:p text:style-name="P24">Cuando el administrador quiera generar un reporte y no existen datos.</text:p>
      <text:p text:style-name="P24">Entonces no se genera el reporte</text:p>
      <text:p text:style-name="P24">Y <text:span text:style-name="T12">además</text:span> el sistema mostrara un mensaje de alerta.</text:p>
      <text:p text:style-name="P15"/>
      <text:p text:style-name="P23"/>
      <text:p text:style-name="P17"/>
      <text:p text:style-name="P27"/>
      <text:p text:style-name="P20">Historia de Usuario 2</text:p>
      <text:p text:style-name="P27"/>
      <text:p text:style-name="P1"><text:span text:style-name="T2">C</text:span><text:span text:style-name="T1">omo Director De Departamento De </text:span><text:span text:style-name="T12">computación</text:span><text:span text:style-name="T1"> e </text:span><text:span text:style-name="T12">Informática</text:span><text:span text:style-name="T1">, quiero poder ver la </text:span><text:span text:style-name="T12">planificación</text:span><text:span text:style-name="T1"> de un profesor, de manera que pueda ser aceptada o rechazada. </text:span></text:p>
      <text:p text:style-name="P27"/>
      <text:p text:style-name="P5"><text:span text:style-name="T5">E</text:span><text:span text:style-name="T6">scenario 1</text:span><text:span text:style-name="T1">: </text:span><text:span text:style-name="T12">Planificación</text:span><text:span text:style-name="T1"> rechazada.</text:span></text:p>
      <text:p text:style-name="P1"><text:span text:style-name="T2">D</text:span><text:span text:style-name="T1">ado que la </text:span><text:span text:style-name="T12">planificación</text:span><text:span text:style-name="T1"> fue enviada con éxito.</text:span></text:p>
      <text:p text:style-name="P1"><text:span text:style-name="T2">Y</text:span><text:span text:style-name="T1"> guardada en la base de datos.</text:span></text:p>
      <text:p text:style-name="P27"><text:soft-page-break/>Cuando el administrador revise dicha <text:span text:style-name="T12">planificación</text:span> y esta presente incongruencias. </text:p>
      <text:p text:style-name="P1"><text:span text:style-name="T2">E</text:span><text:span text:style-name="T1">ntonces </text:span><text:span text:style-name="T2">el administrador rechazara la planificación.</text:span></text:p>
      <text:p text:style-name="P31">Y en un campo de texto se agrega una observación del rechazo.</text:p>
      <text:p text:style-name="P31"/>
      <text:p text:style-name="P6"><text:span text:style-name="T5">Escenario 2</text:span><text:span text:style-name="T2">:Planificación Aceptada</text:span></text:p>
      <text:p text:style-name="P31">Dado que la planificación fue enviada con éxito</text:p>
      <text:p text:style-name="P4"><text:span text:style-name="T2">Y guarda</text:span><text:span text:style-name="T7">da</text:span><text:span text:style-name="T2"> en la base de datos.</text:span></text:p>
      <text:p text:style-name="P31">Cuando el administrador revise dicha planificación y esta no presente incongruencias.</text:p>
      <text:p text:style-name="P31">Entonces el <text:span text:style-name="T12">administrador</text:span> aceptara dicha planificación.</text:p>
      <text:p text:style-name="P27"/>
      <text:p text:style-name="P27"/>
      <text:p text:style-name="P27"/>
      <text:p text:style-name="P27"/>
      <text:p text:style-name="P27"/>
      <text:p text:style-name="P27"/>
      <text:p text:style-name="P33"/>
      <text:p text:style-name="P31"/>
      <text:p text:style-name="P17"/>
      <text:p text:style-name="P27"/>
      <text:p text:style-name="P20">Historia de Usuario 4</text:p>
      <text:p text:style-name="P29"/>
      <text:p text:style-name="P2"><text:span text:style-name="T2">C</text:span><text:span text:style-name="T1">omo Director De Departamento De </text:span><text:span text:style-name="T12">computación</text:span><text:span text:style-name="T1"> e </text:span><text:span text:style-name="T12">Informática</text:span><text:span text:style-name="T1">, </text:span><text:span text:style-name="T3">quiero distintos accesos de administrador y usuario, de manera existan un login con diferente </text:span><text:span text:style-name="T12">jerarquía.</text:span><text:span text:style-name="T3"> </text:span></text:p>
      <text:p text:style-name="P34"/>
      <text:p text:style-name="P12"><text:span text:style-name="T3">Escenario 1: </text:span><text:span text:style-name="T10">Datos Incorrectos</text:span></text:p>
      <text:p text:style-name="P25"/>
      <text:p text:style-name="P21"><text:span text:style-name="T7">Dado que </text:span><text:span text:style-name="T11">usuario <text:s/>esta registrado</text:span></text:p>
      <text:p text:style-name="P26">y la base de datos operando.</text:p>
      <text:p text:style-name="P26">Cuando el usuario ingrese al login y sus datos incorrectos</text:p>
      <text:p text:style-name="P26">Entonces el sistema mostrara un mensaje de error</text:p>
      <text:p text:style-name="P26">y <text:span text:style-name="T12">además</text:span> retornara nuevamente al login.</text:p>
      <text:p text:style-name="P26"/>
      <text:p text:style-name="P19">Escenario 2: Usuario no Registrado</text:p>
      <text:p text:style-name="P19"/>
      <text:p text:style-name="P26">Dado que el usuario no esta registrado</text:p>
      <text:p text:style-name="P26">y la base de datos operando.</text:p>
      <text:p text:style-name="P26">Cuando el usuario ingrese al login y sus datos no encontrados en la base de datos.</text:p>
      <text:p text:style-name="P26">Entonces el sistema mostrara un mensaje de error.</text:p>
      <text:p text:style-name="P26">y <text:span text:style-name="T12">además</text:span> retornara nuevamente al login.</text:p>
      <text:p text:style-name="P18"/>
      <text:p text:style-name="P34"/>
      <text:p text:style-name="P34"/>
      <text:p text:style-name="P11"><text:span text:style-name="T12">Requerimientos</text:span> No Funcionales.</text:p>
      <text:p text:style-name="P34"/>
      <text:p text:style-name="P30">El programa debe realizar en entorno desarrollo web con la herramientas como PHP,Postgrest,Framework CodeIgniter.</text:p>
      <text:p text:style-name="P34"/>
      <text:p text:style-name="P34"/>
      <text:p text:style-name="P34"/>
      <text:p text:style-name="P34"/>
      <text:p text:style-name="P34"/>
      <text:p text:style-name="P34"/>
      <text:p text:style-name="P11"><text:soft-page-break/>Requerimientos de Dominio</text:p>
      <text:p text:style-name="P34"/>
      <text:p text:style-name="P2"><text:span text:style-name="T3">Un requerimiento es que el formulario a completar,</text:span><text:span text:style-name="T4">debe ser el formato estipulado por la Dirección de evaluación Académica(Dea).</text:span></text:p>
      <text:p text:style-name="P28"/>
      <text:p text:style-name="P3"><text:span text:style-name="T2">C</text:span><text:span text:style-name="T1">omo Director De Departamento De </text:span><text:span text:style-name="T12">computación</text:span><text:span text:style-name="T1"> e </text:span><text:span text:style-name="T12">Informática</text:span><text:span text:style-name="T1">, quiero que la </text:span><text:span text:style-name="T12">planificación</text:span><text:span text:style-name="T1"> clase a clase se </text:span><text:span text:style-name="T12">realice</text:span><text:span text:style-name="T1"> durante 1 semestre distribuida en 18 semanas,</text:span><text:span text:style-name="T2">de manera que facilite un formulario con los días planificados.</text:span></text:p>
      <text:p text:style-name="P32"/>
      <text:p text:style-name="P16">Escenario 1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enderman </meta:initial-creator>
    <meta:creation-date>2013-11-06T15:52:03</meta:creation-date>
    <dc:date>2013-11-06T18:15:40</dc:date>
    <dc:creator>claudio </dc:creator>
    <meta:editing-duration>PT7M47S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3" meta:paragraph-count="58" meta:word-count="442" meta:character-count="2854" meta:non-whitespace-character-count="2471"/>
  </office:meta>
</office:document-meta>
</file>